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4cm" fo:margin-left="-0.018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8.934cm"/>
    </style:style>
    <style:style style:name="Table1.C" style:family="table-column">
      <style:table-column-properties style:column-width="5.308cm"/>
    </style:style>
    <style:style style:name="Table1.1" style:family="table-row">
      <style:table-row-properties style:min-row-height="0.938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0.531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009cm" fo:margin-left="-0.168cm" table:align="left" style:writing-mode="lr-tb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4.916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5.0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009cm" fo:margin-left="-0.168cm" table:align="left" style:writing-mode="lr-tb"/>
    </style:style>
    <style:style style:name="Table3.A" style:family="table-column">
      <style:table-column-properties style:column-width="8.722cm"/>
    </style:style>
    <style:style style:name="Table3.B" style:family="table-column">
      <style:table-column-properties style:column-width="0.422cm"/>
    </style:style>
    <style:style style:name="Table3.C" style:family="table-column">
      <style:table-column-properties style:column-width="6.86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86cm" fo:margin-left="-0.168cm" table:align="left" style:writing-mode="lr-tb"/>
    </style:style>
    <style:style style:name="Table4.A" style:family="table-column">
      <style:table-column-properties style:column-width="4.438cm"/>
    </style:style>
    <style:style style:name="Table4.B" style:family="table-column">
      <style:table-column-properties style:column-width="11.54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99cm" fo:margin-left="-0.168cm" table:align="left" style:writing-mode="lr-tb"/>
    </style:style>
    <style:style style:name="Table5.A" style:family="table-column">
      <style:table-column-properties style:column-width="4.441cm"/>
    </style:style>
    <style:style style:name="Table5.B" style:family="table-column">
      <style:table-column-properties style:column-width="5.521cm"/>
    </style:style>
    <style:style style:name="Table5.C" style:family="table-column">
      <style:table-column-properties style:column-width="1.617cm"/>
    </style:style>
    <style:style style:name="Table5.D" style:family="table-column">
      <style:table-column-properties style:column-width="4.429cm"/>
    </style:style>
    <style:style style:name="Table5.E" style:family="table-column">
      <style:table-column-properties style:column-width="1.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fo:padding="0cm" fo:border-left="0.5pt solid #000000" fo:border-right="none" fo:border-top="none" fo:border-bottom="none"/>
    </style:style>
    <style:style style:name="Table5.E2" style:family="table-cell">
      <style:table-cell-properties fo:padding="0cm" fo:border-left="0.5pt solid #000000" fo:border-right="none" fo:border-top="none" fo:border-bottom="none"/>
    </style:style>
    <style:style style:name="Table5.E3" style:family="table-cell">
      <style:table-cell-properties fo:padding="0cm" fo:border-left="0.5pt solid #000000" fo:border-right="none" fo:border-top="none" fo:border-bottom="none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39cm" fo:margin-left="-0.168cm" table:align="left" style:writing-mode="lr-tb"/>
    </style:style>
    <style:style style:name="Table6.A" style:family="table-column">
      <style:table-column-properties style:column-width="8.722cm"/>
    </style:style>
    <style:style style:name="Table6.B" style:family="table-column">
      <style:table-column-properties style:column-width="0.422cm"/>
    </style:style>
    <style:style style:name="Table6.C" style:family="table-column">
      <style:table-column-properties style:column-width="8.79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style:font-style-complex="italic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8" style:family="paragraph" style:parent-style-name="Standard">
      <style:paragraph-properties fo:margin-left="0.635cm" fo:margin-right="0cm" fo:text-indent="-0.635cm" style:auto-text-indent="false" style:snap-to-layout-grid="false"/>
    </style:style>
    <style:style style:name="P9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.704cm" fo:margin-right="0cm" fo:text-indent="-0.704cm" style:auto-text-indent="false" style:snap-to-layout-grid="false"/>
    </style:style>
    <style:style style:name="P11" style:family="paragraph" style:parent-style-name="Standard">
      <style:paragraph-properties fo:margin-left="0.718cm" fo:margin-right="0cm" fo:text-indent="-0.718cm" style:auto-text-indent="false" style:snap-to-layout-grid="false"/>
    </style:style>
    <style:style style:name="P12" style:family="paragraph" style:parent-style-name="Text_20_body">
      <style:paragraph-properties fo:margin-left="3.69cm" fo:margin-right="0cm" fo:text-indent="-3.69cm" style:auto-text-indent="false"/>
    </style:style>
    <style:style style:name="P13" style:family="paragraph" style:parent-style-name="Caption">
      <style:paragraph-properties fo:margin-top="0.635cm" fo:margin-bottom="0.212cm" style:contextual-spacing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officeooo:rsid="000d615c" officeooo:paragraph-rsid="000d615c"/>
    </style:style>
    <style:style style:name="P17" style:family="paragraph" style:parent-style-name="Text_20_body">
      <style:text-properties officeooo:rsid="000e47d7" officeooo:paragraph-rsid="000e47d7"/>
    </style:style>
    <style:style style:name="P18" style:family="paragraph" style:parent-style-name="Title" style:master-page-name="Standard">
      <style:paragraph-properties style:page-number="auto"/>
      <style:text-properties officeooo:paragraph-rsid="000bb0c8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WW8Num2">
      <style:text-properties officeooo:rsid="000d615c" officeooo:paragraph-rsid="0011ad52"/>
    </style:style>
    <style:style style:name="P21" style:family="paragraph" style:parent-style-name="Text_20_body" style:list-style-name="WW8Num2">
      <style:text-properties officeooo:rsid="000d615c" officeooo:paragraph-rsid="0012528d"/>
    </style:style>
    <style:style style:name="P22" style:family="paragraph" style:parent-style-name="Text_20_body" style:list-style-name="WW8Num2">
      <style:text-properties officeooo:rsid="0011ad52" officeooo:paragraph-rsid="000d615c"/>
    </style:style>
    <style:style style:name="P23" style:family="paragraph" style:parent-style-name="Text_20_body" style:list-style-name="WW8Num3">
      <style:text-properties officeooo:rsid="0011ad52" officeooo:paragraph-rsid="0011ad52"/>
    </style:style>
    <style:style style:name="P24" style:family="paragraph" style:parent-style-name="Text_20_body" style:list-style-name="WW8Num2">
      <style:text-properties officeooo:rsid="0012528d" officeooo:paragraph-rsid="0012528d"/>
    </style:style>
    <style:style style:name="P25" style:family="paragraph" style:parent-style-name="Text_20_body" style:list-style-name="WW8Num2">
      <style:text-properties officeooo:rsid="00140cac" officeooo:paragraph-rsid="00140cac"/>
    </style:style>
    <style:style style:name="T1" style:family="text">
      <style:text-properties fo:color="#333333" style:font-name="Arial" fo:font-size="10.5pt" officeooo:rsid="000bb0c8" style:font-size-asian="10.5pt" style:font-name-complex="Arial" style:font-size-complex="10.5pt"/>
    </style:style>
    <style:style style:name="T2" style:family="text">
      <style:text-properties fo:color="#333333" style:font-name="Arial" fo:font-size="10.5pt" officeooo:rsid="000fe696" style:font-size-asian="10.5pt" style:font-name-complex="Arial" style:font-size-complex="10.5pt"/>
    </style:style>
    <style:style style:name="T3" style:family="text">
      <style:text-properties fo:color="#333333" style:font-name="Arial" fo:font-size="10.5pt" officeooo:rsid="0015b4f2" style:font-size-asian="10.5pt" style:font-name-complex="Arial" style:font-size-complex="10.5pt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name-asian="Arial" style:font-size-asian="16pt" style:font-name-complex="Arial" style:font-size-complex="1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-asian="Arial"/>
    </style:style>
    <style:style style:name="T11" style:family="text">
      <style:text-properties officeooo:rsid="000d615c"/>
    </style:style>
    <style:style style:name="T12" style:family="text">
      <style:text-properties officeooo:rsid="0011ad52"/>
    </style:style>
    <style:style style:name="T13" style:family="text">
      <style:text-properties officeooo:rsid="0012528d"/>
    </style:style>
    <style:style style:name="T14" style:family="text">
      <style:text-properties officeooo:rsid="00140cac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apple-style-span"><text:span text:style-name="T1">Project Idea: </text:span></text:span><text:span text:style-name="apple-style-span"><text:span text:style-name="T2">Local </text:span></text:span><text:span text:style-name="apple-style-span"><text:span text:style-name="T3">synch</text:span></text:span></text:p>
      <text:h text:style-name="Heading_20_1" text:outline-level="1">Preliminary activities</text:h>
      <text:p text:style-name="Text_20_body"/>
      <text:h text:style-name="Heading_20_2" text:outline-level="2">Glossary</text:h>
      <text:p text:style-name="P12"><text:span text:style-name="T13">Endpoint</text:span>:<text:tab/><text:span text:style-name="T13">a file-system folder</text:span></text:p>
      <text:p text:style-name="P12"/>
      <text:h text:style-name="Heading_20_2" text:outline-level="2">Summary of requirements</text:h>
      <text:h text:style-name="Heading_20_3" text:outline-level="3">Functional requirements</text:h>
      <text:list xml:id="list1263445726841496451" text:style-name="WW8Num2">
        <text:list-item>
          <text:p text:style-name="P22">To provide a way of synchronising a set of folders across nodes on a network</text:p>
          <text:list>
            <text:list-item>
              <text:p text:style-name="P20"><text:span text:style-name="T12">User can select </text:span><text:span text:style-name="T13">endpoints</text:span><text:span text:style-name="T12"> for folders to synchronise</text:span></text:p>
            </text:list-item>
            <text:list-item>
              <text:p text:style-name="P24">Selected endpoints must be kept separate from each other in terms of file-system folder-trees (one endpoint may not be in a subfolder of another)</text:p>
            </text:list-item>
            <text:list-item>
              <text:p text:style-name="P24">User can select exceptions from contents of source folders which are not to be synchronised</text:p>
            </text:list-item>
            <text:list-item>
              <text:p text:style-name="P21"><text:span text:style-name="T13">Solution shall </text:span><text:span text:style-name="T14">make a first-</text:span><text:span text:style-name="T13">copy all non-excepted contents from source</text:span><text:span text:style-name="T14">-endpoints</text:span><text:span text:style-name="T13"> to target</text:span><text:span text:style-name="T14">-endpoint</text:span><text:span text:style-name="T13">s after confirmation of these selections</text:span></text:p>
            </text:list-item>
            <text:list-item>
              <text:p text:style-name="P21"><text:span text:style-name="T13">Solution shall monitor </text:span><text:span text:style-name="T14">endpoints to detect changes in synchronisation</text:span></text:p>
            </text:list-item>
            <text:list-item>
              <text:p text:style-name="P25">Solution shall determine which artefacts at the corresponding endpoints are newer and copy the newer artefacts from the respective endpoint to the corresponding endpoint</text:p>
            </text:list-item>
          </text:list>
        </text:list-item>
      </text:list>
      <text:p text:style-name="Text_20_body"/>
      <text:h text:style-name="Heading_20_3" text:outline-level="3">Non-functional requirements</text:h>
      <text:list xml:id="list8595064906093727856" text:style-name="WW8Num3">
        <text:list-item>
          <text:p text:style-name="P23">Solution to operate across several platforms, including (but not limited to): OS X, Windows, Linux</text:p>
        </text:list-item>
        <text:list-item>
          <text:p text:style-name="P23"><text:s/>Solution to run as application on a personal computer</text:p>
        </text:list-item>
      </text:list>
      <text:p text:style-name="Text_20_body"/>
      <text:h text:style-name="Heading_20_2" text:outline-level="2">Requirements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No</text:p>
          </table:table-cell>
          <table:table-cell table:style-name="Table1.A1" office:value-type="string">
            <text:p text:style-name="P14">Requirement</text:p>
          </table:table-cell>
          <table:table-cell table:style-name="Table1.C1" office:value-type="string">
            <text:p text:style-name="P14">Use Case(s)</text:p>
          </table:table-cell>
        </table:table-row>
        <table:table-row table:style-name="Table1.2">
          <table:table-cell table:style-name="Table1.A2" office:value-type="string">
            <text:p text:style-name="P15">1.1</text:p>
          </table:table-cell>
          <table:table-cell table:style-name="Table1.A2" office:value-type="string">
            <text:p text:style-name="P16">Sub-requirement/elaboration</text:p>
          </table:table-cell>
          <table:table-cell table:style-name="Table1.C2" office:value-type="string">
            <text:p text:style-name="P16">A use-case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5">I.</text:p>
          </table:table-cell>
          <table:table-cell table:style-name="Table1.A2" office:value-type="string">
            <text:p text:style-name="P16">NF-requirement</text:p>
          </table:table-cell>
          <table:table-cell table:style-name="Table1.C2" office:value-type="string">
            <text:p text:style-name="Table_20_Contents">Not applicable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9" text:outline-level="1">Use cases</text:h>
      <text:p text:style-name="Text_20_body"/>
      <text:h text:style-name="Heading_20_2" text:outline-level="2"><text:span text:style-name="T11">S</text:span>ubsystem <text:span text:style-name="T11">1</text:span></text:h>
      <text:p text:style-name="Text_20_body"/>
      <text:h text:style-name="P19" text:outline-level="1">Use-case descriptions</text:h>
      <text:p text:style-name="P17">Intro</text:p>
      <text:h text:style-name="Heading_20_2" text:outline-level="2">Create employee-task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Version</text:p>
          </table:table-cell>
          <table:table-cell table:style-name="Table2.A1" office:value-type="string">
            <text:p text:style-name="P3">1.0</text:p>
          </table:table-cell>
          <table:table-cell table:style-name="Table2.A1" office:value-type="string">
            <text:p text:style-name="P6">Date</text:p>
          </table:table-cell>
          <table:table-cell table:style-name="Table2.B1" office:value-type="string">
            <text:p text:style-name="P3"><text:date style:data-style-name="N76" text:date-value="2013-02-15T12:17:08.99">15 February 2013</text:date></text:p>
          </table:table-cell>
        </table:table-row>
        <table:table-row table:style-name="Table2.1">
          <table:table-cell table:style-name="Table2.A1" office:value-type="string">
            <text:p text:style-name="P6">Package</text:p>
          </table:table-cell>
          <table:table-cell table:style-name="Table2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Summary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Primary</text:span><text:span text:style-name="T9"> </text:span><text:span text:style-name="T8">Actor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Secondary</text:span><text:span text:style-name="T9"> </text:span><text:span text:style-name="T8">Actor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Inherit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Include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Extension</text:span><text:span text:style-name="T9"> </text:span><text:span text:style-name="T8">Point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Business</text:span><text:span text:style-name="T9"> </text:span><text:span text:style-name="T8">Rule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Pre-condition(s)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Caption">Typical<text:span text:style-name="T10"> </text:span>Sequence<text:span text:style-name="T10"> </text:span>of<text:span text:style-name="T10"> </text:span>Event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Actor Stimulus</text:p>
          </table:table-cell>
          <table:table-cell table:style-name="Table3.A1" table:number-rows-spanned="5" office:value-type="string">
            <text:p text:style-name="P5"/>
          </table:table-cell>
          <table:table-cell table:style-name="Table3.C1" office:value-type="string">
            <text:p text:style-name="P5">System Response</text:p>
          </table:table-cell>
        </table:table-row>
        <table:table-row table:style-name="Table3.1">
          <table:table-cell table:style-name="Table3.A1" office:value-type="string">
            <text:p text:style-name="P8">1.<text:tab/></text:p>
          </table:table-cell>
          <table:covered-table-cell/>
          <table:table-cell table:style-name="Table3.C1" office:value-type="string">
            <text:p text:style-name="P10">2.<text:tab/></text:p>
          </table:table-cell>
        </table:table-row>
        <table:table-row table:style-name="Table3.1">
          <table:table-cell table:style-name="Table3.A1" office:value-type="string">
            <text:p text:style-name="P8">3.<text:tab/></text:p>
          </table:table-cell>
          <table:covered-table-cell/>
          <table:table-cell table:style-name="Table3.C1" office:value-type="string">
            <text:p text:style-name="P10">4.<text:tab/></text:p>
          </table:table-cell>
        </table:table-row>
        <table:table-row table:style-name="Table3.1">
          <table:table-cell table:style-name="Table3.A1" office:value-type="string">
            <text:p text:style-name="P8">5.<text:tab/></text:p>
          </table:table-cell>
          <table:covered-table-cell/>
          <table:table-cell table:style-name="Table3.C1" office:value-type="string">
            <text:p text:style-name="P10">6.<text:tab/></text:p>
          </table:table-cell>
        </table:table-row>
        <table:table-row table:style-name="Table3.1">
          <table:table-cell table:style-name="Table3.A1" office:value-type="string">
            <text:p text:style-name="P8">7.<text:tab/></text:p>
          </table:table-cell>
          <table:covered-table-cell/>
          <table:table-cell table:style-name="Table3.C1" office:value-type="string">
            <text:p text:style-name="P10">8.<text:tab/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ost-condition(s)</text:p>
          </table:table-cell>
          <table:table-cell table:style-name="Table4.B1" office:value-type="string">
            <text:p text:style-name="P4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Priority</text:p>
          </table:table-cell>
          <table:table-cell table:style-name="Table5.A1" table:number-columns-spanned="3" office:value-type="string">
            <text:p text:style-name="P3">Highest</text:p>
          </table:table-cell>
          <table:covered-table-cell/>
          <table:covered-table-cell/>
          <table:table-cell table:style-name="Table5.E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3"><text:span text:style-name="T8">Outstanding</text:span><text:span text:style-name="T9"> </text:span><text:span text:style-name="T8">Issues</text:span></text:p>
          </table:table-cell>
          <table:table-cell table:style-name="Table5.A1" table:number-columns-spanned="3" office:value-type="string">
            <text:p text:style-name="P4"/>
          </table:table-cell>
          <table:covered-table-cell/>
          <table:covered-table-cell/>
          <table:table-cell table:style-name="Table5.E2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>Author</text:p>
          </table:table-cell>
          <table:table-cell table:style-name="Table5.A1" table:number-columns-spanned="3" office:value-type="string">
            <text:p text:style-name="P4"><text:initial-creator>Jim Sinclair</text:initial-creator></text:p>
          </table:table-cell>
          <table:covered-table-cell/>
          <table:covered-table-cell/>
          <table:table-cell table:style-name="Table5.E3" office:value-type="string">
            <text:p text:style-name="P7"/>
          </table:table-cell>
        </table:table-row>
        <text:soft-page-break/>
        <table:table-row table:style-name="Table5.1">
          <table:table-cell table:style-name="Table5.A1" office:value-type="string">
            <text:p text:style-name="Standard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5.B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6">Version</text:p>
          </table:table-cell>
          <table:table-cell table:style-name="Table5.A1" office:value-type="string">
            <text:p text:style-name="P3">1.0</text:p>
          </table:table-cell>
          <table:table-cell table:style-name="Table5.A1" office:value-type="string">
            <text:p text:style-name="P6">Date</text:p>
          </table:table-cell>
          <table:table-cell table:style-name="Table5.B4" table:number-columns-spanned="2" office:value-type="string">
            <text:p text:style-name="P3"><text:date style:data-style-name="N76" text:date-value="2013-02-15T12:17:08.99">15 February 2013</text:date></text:p>
          </table:table-cell>
          <table:covered-table-cell/>
        </table:table-row>
      </table:table>
      <text:p text:style-name="P13">Alternative<text:span text:style-name="T10"> </text:span>Sequences<text:span text:style-name="T10"> </text:span>of<text:span text:style-name="T10"> </text:span>Events</text:p>
      <text:h text:style-name="Heading_20_3" text:outline-level="3">Alternative 1: 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Actor Stimulus</text:p>
          </table:table-cell>
          <table:table-cell table:style-name="Table6.A1" table:number-rows-spanned="3" office:value-type="string">
            <text:p text:style-name="P5"/>
          </table:table-cell>
          <table:table-cell table:style-name="Table6.C1" office:value-type="string">
            <text:p text:style-name="P5">System Response</text:p>
          </table:table-cell>
        </table:table-row>
        <table:table-row table:style-name="Table6.1">
          <table:table-cell table:style-name="Table6.A1" office:value-type="string">
            <text:p text:style-name="P9">3. </text:p>
          </table:table-cell>
          <table:covered-table-cell/>
          <table:table-cell table:style-name="Table6.C1" office:value-type="string">
            <text:p text:style-name="P10">4. 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covered-table-cell/>
          <table:table-cell table:style-name="Table6.C1" office:value-type="string">
            <text:p text:style-name="P11"/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name-complex="Cambria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501cm" fo:margin-bottom="1.7cm" fo:margin-left="2cm" fo:margin-right="1.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27cm" fo:margin-bottom="0.801cm" fo:margin-left="2cm" fo:margin-right="1.3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Jim Sinclair</text:p>
        <text:p text:style-name="MP1"><text:date style:data-style-name="N30" text:date-value="2013-02-15T12:17:08.99">15/02/13</text:date></text:p>
        <text:p text:style-name="MP1"/>
      </style:header>
      <style:header-left style:display="false">
        <text:p text:style-name="Header"/>
      </style:header-left>
      <style:footer>
        <text:p text:style-name="Footer"/>
      </style:footer>
      <style:footer-left style:display="false"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Standard"/>
      </style:header>
      <style:header-left style:display="false">
        <text:p text:style-name="Standard"/>
      </style:header-left>
      <style:footer>
        <text:p text:style-name="MP2"/>
      </style:footer>
      <style:footer-left style:display="false"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inclair</meta:initial-creator>
    <meta:creation-date>2012-10-10T23:02:18</meta:creation-date>
    <dc:creator>Jim Sinclair</dc:creator>
    <dc:date>2013-02-15T12:17:09</dc:date>
    <meta:editing-cycles>99</meta:editing-cycles>
    <meta:editing-duration>PT23H47M9S</meta:editing-duration>
    <meta:generator>LibreOffice/4.0.0.3$MacOSX_x86 LibreOffice_project/53fd80e80f44edd735c18dbc5b6cde811e0a15c</meta:generator>
    <meta:document-statistic meta:table-count="6" meta:image-count="0" meta:object-count="0" meta:page-count="5" meta:paragraph-count="75" meta:word-count="256" meta:character-count="1707" meta:non-whitespace-character-count="1509"/>
    <meta:user-defined meta:name="AppVersion">14.0000</meta:user-defined>
    <meta:user-defined meta:name="Company">Apexia Sweden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